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row>
        <mi>t</mi>
        <mo stretchy="false">=</mo>
        <mrow>
          <mfrac>
            <msup>
              <mi mathvariant="normal">α</mi>
              <mfrac>
                <mn>3</mn>
                <mn>2</mn>
              </mfrac>
            </msup>
            <msqrt>
              <mrow>
                <mi>G</mi>
                <mi>M</mi>
              </mrow>
            </msqrt>
          </mfrac>
          <mo stretchy="false">⋅</mo>
          <mrow>
            <mo fence="true" stretchy="true">[</mo>
            <mrow>
              <mrow>
                <mrow>
                  <munderover>
                    <mo stretchy="false">∫</mo>
                    <mn>0</mn>
                    <msub>
                      <mi mathvariant="normal">θ</mi>
                      <mi>f</mi>
                    </msub>
                  </munderover>
                  <mfrac>
                    <mn>1</mn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ϵ</mi>
                            </mrow>
                            <mi>cos</mi>
                            <mi mathvariant="normal">θ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row>
                  <mi mathvariant="normal">θ</mi>
                  <mo stretchy="false">−</mo>
                  <mrow>
                    <munderover>
                      <mo stretchy="false">∫</mo>
                      <mn>0</mn>
                      <msub>
                        <mi mathvariant="normal">θ</mi>
                        <mi>i</mi>
                      </msub>
                    </munderover>
                    <mrow>
                      <mfrac>
                        <mn>1</mn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i mathvariant="normal">ϵ</mi>
                                </mrow>
                                <mi>cos</mi>
                                <mi mathvariant="normal">θ</mi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i>d</mi>
                      <mi mathvariant="normal">θ</mi>
                    </mrow>
                  </mrow>
                </mrow>
              </mrow>
            </mrow>
            <mo fence="true" stretchy="true">]</mo>
          </mrow>
        </mrow>
      </mrow>
    </mrow>
    <annotation encoding="StarMath 5.0"> { %DELTA t = { %alpha ^ { 3 over 2 } over sqrt { G M } } cdot left [ int from { 0 } to { %theta _ f } { 1 over ( { 1 + %epsilon cos %theta } ) ^ 2 } d %theta - int from { 0 } to { %theta _ i } { { 1 over ( { 1 + %epsilon cos %theta } ) ^ 2 } d %theta } right ]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4:30:33.294400051</meta:creation-date>
    <meta:generator>LibreOffice/4.2.7.2$Linux_X86_64 LibreOffice_project/420$Build-2</meta:generator>
  </office:meta>
</office:document-meta>
</file>